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6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7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8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8" draw:text-style-name="P1" draw:id="id7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1.526cm" svg:x2="15.049cm" svg:y2="2.667cm" draw:start-shape="id7" draw:start-glue-point="2" draw:end-shape="id8" draw:end-glue-point="4">
          <text:p/>
        </draw:connector>
        <draw:custom-shape draw:style-name="gr2" draw:text-style-name="P1" draw:id="id9" draw:layer="layout" svg:width="1.905cm" svg:height="1.905cm" svg:x="14.098cm" svg:y="6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4.572cm" svg:x2="15.05cm" svg:y2="6.096cm" draw:start-shape="id8" draw:start-glue-point="6" draw:end-shape="id9" draw:end-glue-point="4">
          <text:p/>
        </draw:connector>
        <draw:custom-shape draw:style-name="gr11" draw:text-style-name="P1" draw:id="id10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38cm" svg:y1="3.618cm" svg:x2="10.478cm" svg:y2="4.573cm" draw:start-shape="id1" draw:start-glue-point="7" draw:end-shape="id10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2:50</dc:date>
    <dc:language>it-IT</dc:language>
    <meta:editing-cycles>11</meta:editing-cycles>
    <meta:editing-duration>PT26M32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